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6184" calcext:value-type="float">
            <text:p>83.0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4848" calcext:value-type="float">
            <text:p>82.9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4368" calcext:value-type="float">
            <text:p>82.9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8272" calcext:value-type="float">
            <text:p>82.9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9944" calcext:value-type="float">
            <text:p>82.6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9192" calcext:value-type="float">
            <text:p>82.6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5496" calcext:value-type="float">
            <text:p>82.8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4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1216" calcext:value-type="float">
            <text:p>82.8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8544" calcext:value-type="float">
            <text:p>82.8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796" calcext:value-type="float">
            <text:p>82.7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368" calcext:value-type="float">
            <text:p>82.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3096" calcext:value-type="float">
            <text:p>82.6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0424" calcext:value-type="float">
            <text:p>82.6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0904" calcext:value-type="float">
            <text:p>82.6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0048" calcext:value-type="float">
            <text:p>82.6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9568" calcext:value-type="float">
            <text:p>82.6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5768" calcext:value-type="float">
            <text:p>82.7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0152" calcext:value-type="float">
            <text:p>82.7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32" calcext:value-type="float">
            <text:p>82.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3032" calcext:value-type="float">
            <text:p>82.9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10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2696" calcext:value-type="float">
            <text:p>83.2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3552" calcext:value-type="float">
            <text:p>83.2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5368" calcext:value-type="float">
            <text:p>83.3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3656" calcext:value-type="float">
            <text:p>83.3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5744" calcext:value-type="float">
            <text:p>83.2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4408" calcext:value-type="float">
            <text:p>83.2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8416" calcext:value-type="float">
            <text:p>83.3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3152" calcext:value-type="float">
            <text:p>83.8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5824" calcext:value-type="float">
            <text:p>83.9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5344" calcext:value-type="float">
            <text:p>83.9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4656" calcext:value-type="float">
            <text:p>83.7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9144" calcext:value-type="float">
            <text:p>83.8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2296" calcext:value-type="float">
            <text:p>83.9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7536" calcext:value-type="float">
            <text:p>83.9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4968" calcext:value-type="float">
            <text:p>83.9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9728" calcext:value-type="float">
            <text:p>83.9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1712" calcext:value-type="float">
            <text:p>83.8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8288" calcext:value-type="float">
            <text:p>83.8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3048" calcext:value-type="float">
            <text:p>83.8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5616" calcext:value-type="float">
            <text:p>83.7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1608" calcext:value-type="float">
            <text:p>83.7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7328" calcext:value-type="float">
            <text:p>83.7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0272" calcext:value-type="float">
            <text:p>83.7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1128" calcext:value-type="float">
            <text:p>83.7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1984" calcext:value-type="float">
            <text:p>83.6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5888" calcext:value-type="float">
            <text:p>83.6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0752" calcext:value-type="float">
            <text:p>83.7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38" calcext:value-type="float">
            <text:p>83.7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6952" calcext:value-type="float">
            <text:p>83.8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8016" calcext:value-type="float">
            <text:p>83.9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812" calcext:value-type="float">
            <text:p>84.0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8976" calcext:value-type="float">
            <text:p>84.0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4696" calcext:value-type="float">
            <text:p>84.0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6136" calcext:value-type="float">
            <text:p>84.1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3944" calcext:value-type="float">
            <text:p>84.1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676" calcext:value-type="float">
            <text:p>84.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1624" calcext:value-type="float">
            <text:p>84.6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7616" calcext:value-type="float">
            <text:p>84.5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3336" calcext:value-type="float">
            <text:p>84.6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4504" calcext:value-type="float">
            <text:p>84.8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672" calcext:value-type="float">
            <text:p>84.2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532" calcext:value-type="float">
            <text:p>84.4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8472" calcext:value-type="float">
            <text:p>84.5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3648" calcext:value-type="float">
            <text:p>84.8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2456" calcext:value-type="float">
            <text:p>85.1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8072" calcext:value-type="float">
            <text:p>85.1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0056" calcext:value-type="float">
            <text:p>85.0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396" calcext:value-type="float">
            <text:p>85.0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9784" calcext:value-type="float">
            <text:p>85.1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4544" calcext:value-type="float">
            <text:p>85.1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1368" calcext:value-type="float">
            <text:p>85.6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8108" calcext:value-type="float">
            <text:p>86.2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8544516129" calcext:value-type="float">
            <text:p>86.30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56118709677" calcext:value-type="float">
            <text:p>86.51561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11728" calcext:value-type="float">
            <text:p>86.70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54030967742" calcext:value-type="float">
            <text:p>86.8854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42584" calcext:value-type="float">
            <text:p>86.9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00415483871" calcext:value-type="float">
            <text:p>86.930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379483871" calcext:value-type="float">
            <text:p>86.8193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69864" calcext:value-type="float">
            <text:p>86.93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64438709677" calcext:value-type="float">
            <text:p>87.07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19592" calcext:value-type="float">
            <text:p>87.20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50436129032" calcext:value-type="float">
            <text:p>87.475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76703448276" calcext:value-type="float">
            <text:p>87.777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1745806452" calcext:value-type="float">
            <text:p>88.0681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9716129032" calcext:value-type="float">
            <text:p>88.422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0388965517" calcext:value-type="float">
            <text:p>88.78203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74272307692" calcext:value-type="float">
            <text:p>88.96742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55552" calcext:value-type="float">
            <text:p>88.7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90942222222" calcext:value-type="float">
            <text:p>88.5390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33127741935" calcext:value-type="float">
            <text:p>88.473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9088" calcext:value-type="float">
            <text:p>88.39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90851612903" calcext:value-type="float">
            <text:p>88.299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07576" calcext:value-type="float">
            <text:p>88.56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69850322581" calcext:value-type="float">
            <text:p>88.7269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5374285714" calcext:value-type="float">
            <text:p>88.8275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7042580645" calcext:value-type="float">
            <text:p>88.901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6673548387" calcext:value-type="float">
            <text:p>88.827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90192" calcext:value-type="float">
            <text:p>89.07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61252903226" calcext:value-type="float">
            <text:p>89.2961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364" calcext:value-type="float">
            <text:p>89.27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7179354839" calcext:value-type="float">
            <text:p>89.4167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33058064516" calcext:value-type="float">
            <text:p>89.25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1976" calcext:value-type="float">
            <text:p>89.16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78289032258" calcext:value-type="float">
            <text:p>89.0878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83408" calcext:value-type="float">
            <text:p>89.1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1540645161" calcext:value-type="float">
            <text:p>89.3911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4154" calcext:value-type="float">
            <text:p>89.62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62174193548" calcext:value-type="float">
            <text:p>89.5662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74289032258" calcext:value-type="float">
            <text:p>89.697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53064" calcext:value-type="float">
            <text:p>90.0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21938064516" calcext:value-type="float">
            <text:p>90.2621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86725714286" calcext:value-type="float">
            <text:p>90.39867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41308387097" calcext:value-type="float">
            <text:p>90.5941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47929032258" calcext:value-type="float">
            <text:p>90.7047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92264" calcext:value-type="float">
            <text:p>90.88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9772903226" calcext:value-type="float">
            <text:p>91.159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37176774194" calcext:value-type="float">
            <text:p>92.253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6622857143" calcext:value-type="float">
            <text:p>92.76566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9427142857" calcext:value-type="float">
            <text:p>93.04994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91295483871" calcext:value-type="float">
            <text:p>93.349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36576" calcext:value-type="float">
            <text:p>93.98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63606451613" calcext:value-type="float">
            <text:p>94.2763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0983225807" calcext:value-type="float">
            <text:p>94.48809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651612903" calcext:value-type="float">
            <text:p>94.3112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50008275862" calcext:value-type="float">
            <text:p>94.24500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58833548387" calcext:value-type="float">
            <text:p>94.3658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97856" calcext:value-type="float">
            <text:p>94.4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86361290323" calcext:value-type="float">
            <text:p>94.538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71895172414" calcext:value-type="float">
            <text:p>94.4671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16236129032" calcext:value-type="float">
            <text:p>94.4016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40781935484" calcext:value-type="float">
            <text:p>94.794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396" calcext:value-type="float">
            <text:p>95.1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6824516129" calcext:value-type="float">
            <text:p>95.406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2112" calcext:value-type="float">
            <text:p>95.3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3063225807" calcext:value-type="float">
            <text:p>95.00930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12389677419" calcext:value-type="float">
            <text:p>94.4212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38752" calcext:value-type="float">
            <text:p>94.40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27078709677" calcext:value-type="float">
            <text:p>94.522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4484" calcext:value-type="float">
            <text:p>94.570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4504516129" calcext:value-type="float">
            <text:p>95.6954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7251428572" calcext:value-type="float">
            <text:p>96.20772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20632258064" calcext:value-type="float">
            <text:p>96.272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18201290323" calcext:value-type="float">
            <text:p>96.3918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90814193549" calcext:value-type="float">
            <text:p>96.47908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28832" calcext:value-type="float">
            <text:p>96.37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9512516129" calcext:value-type="float">
            <text:p>96.339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4091612903" calcext:value-type="float">
            <text:p>96.2254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024" calcext:value-type="float">
            <text:p>95.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7819354839" calcext:value-type="float">
            <text:p>95.643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538" calcext:value-type="float">
            <text:p>95.49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1943225807" calcext:value-type="float">
            <text:p>95.6371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89565714286" calcext:value-type="float">
            <text:p>95.7189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70206451613" calcext:value-type="float">
            <text:p>95.747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19076129032" calcext:value-type="float">
            <text:p>95.911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6384" calcext:value-type="float">
            <text:p>96.34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33233548387" calcext:value-type="float">
            <text:p>96.743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995528" calcext:value-type="float">
            <text:p>96.5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8446451613" calcext:value-type="float">
            <text:p>96.243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42614193548" calcext:value-type="float">
            <text:p>96.0142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21808" calcext:value-type="float">
            <text:p>95.78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92064516129" calcext:value-type="float">
            <text:p>96.029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28988" calcext:value-type="float">
            <text:p>96.19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25256774194" calcext:value-type="float">
            <text:p>96.4325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980177142857" calcext:value-type="float">
            <text:p>96.6980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68656774194" calcext:value-type="float">
            <text:p>96.8668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75218064516" calcext:value-type="float">
            <text:p>97.077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2452" calcext:value-type="float">
            <text:p>97.34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1997419355" calcext:value-type="float">
            <text:p>97.782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82992" calcext:value-type="float">
            <text:p>98.55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02428387097" calcext:value-type="float">
            <text:p>99.1102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57921290323" calcext:value-type="float">
            <text:p>99.2157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93016" calcext:value-type="float">
            <text:p>99.0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19494193548" calcext:value-type="float">
            <text:p>98.851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64064" calcext:value-type="float">
            <text:p>98.80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4593548387" calcext:value-type="float">
            <text:p>98.593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80855172414" calcext:value-type="float">
            <text:p>98.588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010361290323" calcext:value-type="float">
            <text:p>98.501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96941935484" calcext:value-type="float">
            <text:p>98.579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1052" calcext:value-type="float">
            <text:p>98.84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24321290323" calcext:value-type="float">
            <text:p>99.0024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49504" calcext:value-type="float">
            <text:p>99.0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43837419355" calcext:value-type="float">
            <text:p>99.254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4165032258" calcext:value-type="float">
            <text:p>100.45416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40264" calcext:value-type="float">
            <text:p>100.0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1873548387" calcext:value-type="float">
            <text:p>99.084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1448" calcext:value-type="float">
            <text:p>98.2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48341935484" calcext:value-type="float">
            <text:p>97.7948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87961428571" calcext:value-type="float">
            <text:p>97.918796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9750967742" calcext:value-type="float">
            <text:p>97.9389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96949677419" calcext:value-type="float">
            <text:p>98.069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37912" calcext:value-type="float">
            <text:p>98.30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92636129032" calcext:value-type="float">
            <text:p>98.3792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40328" calcext:value-type="float">
            <text:p>98.1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3431483871" calcext:value-type="float">
            <text:p>97.903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7132903226" calcext:value-type="float">
            <text:p>97.8107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1626" calcext:value-type="float">
            <text:p>97.591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79607741936" calcext:value-type="float">
            <text:p>97.4679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5078" calcext:value-type="float">
            <text:p>97.525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73127741935" calcext:value-type="float">
            <text:p>97.617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15060645161" calcext:value-type="float">
            <text:p>97.541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40335483871" calcext:value-type="float">
            <text:p>97.53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0704" calcext:value-type="float">
            <text:p>97.5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69824516129" calcext:value-type="float">
            <text:p>98.046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086" calcext:value-type="float">
            <text:p>98.32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63512258064" calcext:value-type="float">
            <text:p>98.5763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36792258065" calcext:value-type="float">
            <text:p>98.5336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79416" calcext:value-type="float">
            <text:p>98.28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63704" calcext:value-type="float">
            <text:p>99.0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57829677419" calcext:value-type="float">
            <text:p>99.5357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4256571429" calcext:value-type="float">
            <text:p>100.02425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5620129032" calcext:value-type="float">
            <text:p>100.12562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3016774194" calcext:value-type="float">
            <text:p>99.974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8712" calcext:value-type="float">
            <text:p>99.95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55509677419" calcext:value-type="float">
            <text:p>99.965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41768" calcext:value-type="float">
            <text:p>99.81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2033548387" calcext:value-type="float">
            <text:p>99.593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56851612903" calcext:value-type="float">
            <text:p>99.19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15616" calcext:value-type="float">
            <text:p>99.31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0158709678" calcext:value-type="float">
            <text:p>99.65401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69144" calcext:value-type="float">
            <text:p>100.07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0558967742" calcext:value-type="float">
            <text:p>100.41055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4837517241" calcext:value-type="float">
            <text:p>100.794837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904129032" calcext:value-type="float">
            <text:p>101.25490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475354839" calcext:value-type="float">
            <text:p>101.76947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9672" calcext:value-type="float">
            <text:p>102.2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0068" calcext:value-type="float">
            <text:p>102.391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221677419" calcext:value-type="float">
            <text:p>102.00122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30068" calcext:value-type="float">
            <text:p>101.88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31488" calcext:value-type="float">
            <text:p>102.00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517677419" calcext:value-type="float">
            <text:p>102.0835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1312" calcext:value-type="float">
            <text:p>102.1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0344645161" calcext:value-type="float">
            <text:p>102.53034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1593142857" calcext:value-type="float">
            <text:p>102.77159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188387097" calcext:value-type="float">
            <text:p>102.976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3562064516" calcext:value-type="float">
            <text:p>103.32356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86976" calcext:value-type="float">
            <text:p>103.8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4491870968" calcext:value-type="float">
            <text:p>104.22449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9696" calcext:value-type="float">
            <text:p>104.60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9626580645" calcext:value-type="float">
            <text:p>105.0196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6607225807" calcext:value-type="float">
            <text:p>105.19660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36632" calcext:value-type="float">
            <text:p>105.1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1288903226" calcext:value-type="float">
            <text:p>105.34128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81048" calcext:value-type="float">
            <text:p>105.58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1539870968" calcext:value-type="float">
            <text:p>105.75153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3923142857" calcext:value-type="float">
            <text:p>106.17392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0836" calcext:value-type="float">
            <text:p>106.51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9878451613" calcext:value-type="float">
            <text:p>106.73987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5408727273" calcext:value-type="float">
            <text:p>107.075408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0305290323" calcext:value-type="float">
            <text:p>107.50030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70744" calcext:value-type="float">
            <text:p>107.70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8376645161" calcext:value-type="float">
            <text:p>107.35837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877677419" calcext:value-type="float">
            <text:p>106.86887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13216" calcext:value-type="float">
            <text:p>106.28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4702451613" calcext:value-type="float">
            <text:p>106.47470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06752" calcext:value-type="float">
            <text:p>106.90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7008516129" calcext:value-type="float">
            <text:p>107.547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4712571429" calcext:value-type="float">
            <text:p>108.24471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3640516129" calcext:value-type="float">
            <text:p>108.793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396645161" calcext:value-type="float">
            <text:p>109.42339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7926344828" calcext:value-type="float">
            <text:p>109.637926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236" calcext:value-type="float">
            <text:p>109.58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764" calcext:value-type="float">
            <text:p>109.49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1835096774" calcext:value-type="float">
            <text:p>109.39183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291354839" calcext:value-type="float">
            <text:p>109.44129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46248" calcext:value-type="float">
            <text:p>109.4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4819354839" calcext:value-type="float">
            <text:p>109.474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8204" calcext:value-type="float">
            <text:p>109.484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298064516" calcext:value-type="float">
            <text:p>109.593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4097103448" calcext:value-type="float">
            <text:p>109.66409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469538462" calcext:value-type="float">
            <text:p>109.645469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8876" calcext:value-type="float">
            <text:p>109.87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6948" calcext:value-type="float">
            <text:p>109.9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4702709677" calcext:value-type="float">
            <text:p>110.1147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51136" calcext:value-type="float">
            <text:p>110.2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8776" calcext:value-type="float">
            <text:p>105.2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256092483702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20" meta:object-count="0"/>
    <meta:user-defined meta:name="AppVersion">3.0</meta:user-defined>
  </office:meta>
</office:document-meta>
</file>